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3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4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6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9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10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2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1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5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16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8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1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21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22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24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2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27" style:family="text">
      <style:text-properties fo:font-size="14.00pt" fo:font-weight="normal" fo:font-family="Consolas" style:font-family-asian="Consolas" style:font-family-complex="Consolas" fo:background-color="transparent" fo:color="#646464"/>
    </style:style>
    <style:style style:name="T28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29" style:family="text">
      <style:text-properties fo:font-size="14.00pt" fo:font-weight="normal" fo:font-family="Consolas" style:font-family-asian="Consolas" style:font-family-complex="Consolas" fo:background-color="transparent" fo:color="#646464"/>
    </style:style>
    <style:style style:name="T30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32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34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36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14.00pt" fo:font-weight="normal" fo:font-family="Consolas" style:font-family-asian="Consolas" style:font-family-complex="Consolas" fo:background-color="transparent" fo:color="#646464"/>
    </style:style>
    <style:style style:name="T38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41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4.00pt" fo:font-weight="normal" fo:font-family="Consolas" style:font-family-asian="Consolas" style:font-family-complex="Consolas" fo:background-color="transparent" fo:color="#0000c0"/>
    </style:style>
    <style:style style:name="T4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4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4.00pt" fo:font-weight="normal" fo:font-family="Consolas" style:font-family-asian="Consolas" style:font-family-complex="Consolas" fo:background-color="transparent" fo:color="#646464"/>
    </style:style>
    <style:style style:name="T47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48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50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14.00pt" fo:font-weight="normal" fo:font-family="Consolas" style:font-family-asian="Consolas" style:font-family-complex="Consolas" fo:background-color="transparent" fo:color="#0000c0"/>
    </style:style>
    <style:style style:name="T52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54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4.00pt" fo:font-weight="normal" fo:font-family="Consolas" style:font-family-asian="Consolas" style:font-family-complex="Consolas" fo:background-color="transparent" fo:color="#646464"/>
    </style:style>
    <style:style style:name="T56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14.00pt" fo:font-weight="normal" fo:font-family="Consolas" style:font-family-asian="Consolas" style:font-family-complex="Consolas" fo:background-color="transparent" fo:color="#646464"/>
    </style:style>
    <style:style style:name="T59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60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4.00pt" fo:font-weight="normal" fo:font-family="Consolas" style:font-family-asian="Consolas" style:font-family-complex="Consolas" fo:background-color="transparent" fo:color="#646464"/>
    </style:style>
    <style:style style:name="T62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6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6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14.00pt" fo:font-weight="normal" fo:font-family="Consolas" style:font-family-asian="Consolas" style:font-family-complex="Consolas" fo:background-color="transparent" fo:color="#0000c0"/>
    </style:style>
    <style:style style:name="T6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6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71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7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7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7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7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81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14.00pt" fo:font-weight="normal" fo:font-family="Consolas" style:font-family-asian="Consolas" style:font-family-complex="Consolas" fo:background-color="transparent" fo:color="#0000c0"/>
    </style:style>
    <style:style style:name="T8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4.00pt" fo:font-weight="normal" fo:font-family="Consolas" style:font-family-asian="Consolas" style:font-family-complex="Consolas" fo:background-color="transparent" fo:color="#0000c0"/>
    </style:style>
    <style:style style:name="T8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14.00pt" fo:font-weight="normal" fo:font-family="Consolas" style:font-family-asian="Consolas" style:font-family-complex="Consolas" fo:background-color="transparent" fo:color="#6a3e3e"/>
    </style:style>
    <style:style style:name="T8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14.00pt" fo:font-weight="normal" fo:font-family="Consolas" style:font-family-asian="Consolas" style:font-family-complex="Consolas" fo:background-color="transparent" fo:color="#2a00ff"/>
    </style:style>
    <style:style style:name="T91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4.00pt" fo:font-weight="normal" fo:font-family="Consolas" style:font-family-asian="Consolas" style:font-family-complex="Consolas" fo:background-color="transparent" fo:color="#0000c0"/>
    </style:style>
    <style:style style:name="T9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4.00pt" fo:font-weight="normal" fo:font-family="Consolas" style:font-family-asian="Consolas" style:font-family-complex="Consolas" fo:background-color="transparent" fo:color="#2a00ff"/>
    </style:style>
    <style:style style:name="T9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9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4.00pt" fo:font-weight="normal" fo:font-family="Consolas" style:font-family-asian="Consolas" style:font-family-complex="Consolas" fo:background-color="transparent" fo:color="#0000c0"/>
    </style:style>
    <style:style style:name="T9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101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10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14.00pt" fo:font-weight="normal" fo:font-family="Consolas" style:font-family-asian="Consolas" style:font-family-complex="Consolas" fo:background-color="transparent" fo:color="#6a3e3e"/>
    </style:style>
    <style:style style:name="T10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0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10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14.00pt" fo:font-weight="normal" fo:font-family="Consolas" style:font-family-asian="Consolas" style:font-family-complex="Consolas" fo:background-color="transparent" fo:color="#6a3e3e"/>
    </style:style>
    <style:style style:name="T111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1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14.00pt" fo:font-weight="normal" fo:font-family="Consolas" style:font-family-asian="Consolas" style:font-family-complex="Consolas" fo:background-color="transparent" fo:color="#6a3e3e"/>
    </style:style>
    <style:style style:name="T11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4.00pt" fo:font-weight="normal" fo:font-family="Consolas" style:font-family-asian="Consolas" style:font-family-complex="Consolas" fo:background-color="transparent" fo:color="#2a00ff"/>
    </style:style>
    <style:style style:name="T11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1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14.00pt" fo:font-weight="normal" fo:font-family="Consolas" style:font-family-asian="Consolas" style:font-family-complex="Consolas" fo:background-color="transparent" fo:color="#0000c0"/>
    </style:style>
    <style:style style:name="T121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12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14.00pt" fo:font-weight="bold" fo:font-family="Consolas" style:font-family-asian="Consolas" style:font-family-complex="Consolas" fo:background-color="transparent" fo:color="#7f0055"/>
    </style:style>
    <style:style style:name="T12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14.00pt" fo:font-weight="normal" fo:font-family="Consolas" style:font-family-asian="Consolas" style:font-family-complex="Consolas" fo:background-color="transparent" fo:color="#6a3e3e"/>
    </style:style>
    <style:style style:name="T12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2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31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3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Greeter Controller</text:span></text:p>
      <text:p text:style-name="P2"><text:span text:style-name="T1"/></text:p>
      <text:p text:style-name="P2"><text:span text:style-name="T2"/></text:p>
      <text:p text:style-name="P2"><text:span text:style-name="T3">import</text:span><text:span text:style-name="T4"><text:s/>javax.enterprise.context.RequestScoped;</text:span><text:span text:style-name="T5"/></text:p>
      <text:p text:style-name="P2"><text:span text:style-name="T6">import</text:span><text:span text:style-name="T7"><text:s/>javax.enterprise.inject.Produces;</text:span><text:span text:style-name="T8"/></text:p>
      <text:p text:style-name="P2"><text:span text:style-name="T9">import</text:span><text:span text:style-name="T10"><text:s/>javax.faces.application.FacesMessage;</text:span><text:span text:style-name="T11"/></text:p>
      <text:p text:style-name="P2"><text:span text:style-name="T12">import</text:span><text:span text:style-name="T13"><text:s/>javax.faces.context.FacesContext;</text:span><text:span text:style-name="T14"/></text:p>
      <text:p text:style-name="P2"><text:span text:style-name="T15">import</text:span><text:span text:style-name="T16"><text:s/>javax.inject.Inject;</text:span><text:span text:style-name="T17"/></text:p>
      <text:p text:style-name="P2"><text:span text:style-name="T18">import</text:span><text:span text:style-name="T19"><text:s/>javax.inject.Named;</text:span><text:span text:style-name="T20"/></text:p>
      <text:p text:style-name="P2"><text:span text:style-name="T20"/></text:p>
      <text:p text:style-name="P2"><text:span text:style-name="T21">import</text:span><text:span text:style-name="T22"><text:s/>org.jboss.as.quickstarts.greeter.domain.User;</text:span><text:span text:style-name="T23"/></text:p>
      <text:p text:style-name="P2"><text:span text:style-name="T24">import</text:span><text:span text:style-name="T25"><text:s/>org.jboss.as.quickstarts.greeter.domain.UserDao;</text:span><text:span text:style-name="T26"/></text:p>
      <text:p text:style-name="P2"><text:span text:style-name="T26"/></text:p>
      <text:p text:style-name="P2"><text:span text:style-name="T27">@Named</text:span><text:span text:style-name="T28"/></text:p>
      <text:p text:style-name="P2"><text:span text:style-name="T29">@RequestScoped</text:span><text:span text:style-name="T30"/></text:p>
      <text:p text:style-name="P2"><text:span text:style-name="T31">public</text:span><text:span text:style-name="T32"><text:s/></text:span><text:span text:style-name="T33">class</text:span><text:span text:style-name="T34"><text:s/>CreateController {</text:span><text:span text:style-name="T35"/></text:p>
      <text:p text:style-name="P2"><text:span text:style-name="T35"/></text:p>
      <text:p text:style-name="P2"><text:span text:style-name="T36"><text:s text:c="4"/></text:span><text:span text:style-name="T37">@Inject</text:span><text:span text:style-name="T38"/></text:p>
      <text:p text:style-name="P2"><text:span text:style-name="T39"><text:s text:c="4"/></text:span><text:span text:style-name="T40">private</text:span><text:span text:style-name="T41"><text:s/>FacesContext<text:s/></text:span><text:span text:style-name="T42">facesContext</text:span><text:span text:style-name="T43">;</text:span><text:span text:style-name="T44"/></text:p>
      <text:p text:style-name="P2"><text:span text:style-name="T44"/></text:p>
      <text:p text:style-name="P2"><text:span text:style-name="T45"><text:s text:c="4"/></text:span><text:span text:style-name="T46">@Inject</text:span><text:span text:style-name="T47"/></text:p>
      <text:p text:style-name="P2"><text:span text:style-name="T48"><text:s text:c="4"/></text:span><text:span text:style-name="T49">private</text:span><text:span text:style-name="T50"><text:s/>UserDao<text:s/></text:span><text:span text:style-name="T51">userDao</text:span><text:span text:style-name="T52">;</text:span><text:span text:style-name="T53"/></text:p>
      <text:p text:style-name="P2"><text:span text:style-name="T53"/></text:p>
      <text:p text:style-name="P2"><text:span text:style-name="T54"><text:s text:c="4"/></text:span><text:span text:style-name="T55">@Named</text:span><text:span text:style-name="T56"/></text:p>
      <text:p text:style-name="P2"><text:span text:style-name="T57"><text:s text:c="4"/></text:span><text:span text:style-name="T58">@Produces</text:span><text:span text:style-name="T59"/></text:p>
      <text:p text:style-name="P2"><text:span text:style-name="T60"><text:s text:c="4"/></text:span><text:span text:style-name="T61">@RequestScoped</text:span><text:span text:style-name="T62"/></text:p>
      <text:p text:style-name="P2"><text:span text:style-name="T63"><text:s text:c="4"/></text:span><text:span text:style-name="T64">private</text:span><text:span text:style-name="T65"><text:s/>User<text:s/></text:span><text:span text:style-name="T66">newUser</text:span><text:span text:style-name="T67"><text:s/>=<text:s/></text:span><text:span text:style-name="T68">new</text:span><text:span text:style-name="T69"><text:s/>User();</text:span><text:span text:style-name="T70"/></text:p>
      <text:p text:style-name="P2"><text:span text:style-name="T70"/></text:p>
      <text:p text:style-name="P2"><text:span text:style-name="T71"><text:s text:c="4"/></text:span><text:span text:style-name="T72">public</text:span><text:span text:style-name="T73"><text:s/></text:span><text:span text:style-name="T74">void</text:span><text:span text:style-name="T75"><text:s/>create() {</text:span><text:span text:style-name="T76"/></text:p>
      <text:p text:style-name="P2"><text:span text:style-name="T77"><text:s text:c="8"/></text:span><text:span text:style-name="T78">try</text:span><text:span text:style-name="T79"><text:s/>{</text:span><text:span text:style-name="T80"/></text:p>
      <text:p text:style-name="P2"><text:span text:style-name="T81"><text:s text:c="12"/></text:span><text:span text:style-name="T82">userDao</text:span><text:span text:style-name="T83">.createUser(</text:span><text:span text:style-name="T84">newUser</text:span><text:span text:style-name="T85">);</text:span><text:span text:style-name="T86"/></text:p>
      <text:p text:style-name="P2"><text:span text:style-name="T87"><text:s text:c="12"/>String<text:s/></text:span><text:span text:style-name="T88">message</text:span><text:span text:style-name="T89"><text:s/>=<text:s/></text:span><text:span text:style-name="T90">"A new user with id "</text:span><text:span text:style-name="T91"><text:s/>+<text:s/></text:span><text:span text:style-name="T92">newUser</text:span><text:span text:style-name="T93">.getId() +<text:s/></text:span><text:span text:style-name="T94">" has been created successfully"</text:span><text:span text:style-name="T95">;</text:span><text:span text:style-name="T96"/></text:p>
      <text:p text:style-name="P2"><text:span text:style-name="T97"><text:s text:c="12"/></text:span><text:span text:style-name="T98">facesContext</text:span><text:span text:style-name="T99">.addMessage(</text:span><text:span text:style-name="T100">null</text:span><text:span text:style-name="T101">,<text:s/></text:span><text:span text:style-name="T102">new</text:span><text:span text:style-name="T103"><text:s/>FacesMessage(</text:span><text:span text:style-name="T104">message</text:span><text:span text:style-name="T105">));</text:span><text:span text:style-name="T106"/></text:p>
      <text:p text:style-name="P2"><text:span text:style-name="T107"><text:s text:c="8"/>}<text:s/></text:span><text:span text:style-name="T108">catch</text:span><text:span text:style-name="T109"><text:s/>(Exception<text:s/></text:span><text:span text:style-name="T110">e</text:span><text:span text:style-name="T111">) {</text:span><text:span text:style-name="T112"/></text:p>
      <text:p text:style-name="P2"><text:span text:style-name="T113"><text:s text:c="12"/>String<text:s/></text:span><text:span text:style-name="T114">message</text:span><text:span text:style-name="T115"><text:s/>=<text:s/></text:span><text:span text:style-name="T116">"An error has occured while creating the user (see log for details)"</text:span><text:span text:style-name="T117">;</text:span><text:span text:style-name="T118"/></text:p>
      <text:p text:style-name="P2"><text:span text:style-name="T119"><text:s text:c="12"/></text:span><text:span text:style-name="T120">facesContext</text:span><text:span text:style-name="T121">.addMessage(</text:span><text:span text:style-name="T122">null</text:span><text:span text:style-name="T123">,<text:s/></text:span><text:span text:style-name="T124">new</text:span><text:span text:style-name="T125"><text:s/>FacesMessage(</text:span><text:span text:style-name="T126">message</text:span><text:span text:style-name="T127">));</text:span><text:span text:style-name="T128"/></text:p>
      <text:p text:style-name="P2"><text:span text:style-name="T129"><text:s text:c="8"/>}</text:span><text:span text:style-name="T130"/></text:p>
      <text:p text:style-name="P2"><text:span text:style-name="T131"><text:s text:c="4"/>}</text:span><text:span text:style-name="T132"/></text:p>
      <text:p text:style-name="P2"><text:span text:style-name="T133">}</text:span><text:span text:style-name="T134"/></text:p>
      <text:p text:style-name="P2"><text:span text:style-name="T1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